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Menlo" fo:font-size="10.5pt" officeooo:rsid="0015469b" officeooo:paragraph-rsid="000491ae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style:font-name="Menlo" officeooo:rsid="0015469b" officeooo:paragraph-rsid="000491ae"/>
    </style:style>
    <style:style style:name="P3" style:family="paragraph" style:parent-style-name="Standard">
      <style:text-properties officeooo:rsid="0002a131" officeooo:paragraph-rsid="0022b8d6"/>
    </style:style>
    <style:style style:name="P4" style:family="paragraph" style:parent-style-name="Standard">
      <style:text-properties officeooo:rsid="0022b8d6" officeooo:paragraph-rsid="0022b8d6"/>
    </style:style>
    <style:style style:name="P5" style:family="paragraph" style:parent-style-name="Standard">
      <style:text-properties officeooo:rsid="0022b8d6" officeooo:paragraph-rsid="0023245d"/>
    </style:style>
    <style:style style:name="P6" style:family="paragraph" style:parent-style-name="Standard" style:list-style-name="L1">
      <style:text-properties officeooo:rsid="0022b8d6" officeooo:paragraph-rsid="0022b8d6"/>
    </style:style>
    <style:style style:name="P7" style:family="paragraph" style:parent-style-name="Standard" style:list-style-name="L1">
      <style:text-properties officeooo:rsid="0022b8d6" officeooo:paragraph-rsid="0023245d"/>
    </style:style>
    <style:style style:name="P8" style:family="paragraph" style:parent-style-name="Standard">
      <style:text-properties officeooo:rsid="0002a131" officeooo:paragraph-rsid="0022b8d6"/>
    </style:style>
    <style:style style:name="P9" style:family="paragraph" style:parent-style-name="Standard">
      <style:text-properties officeooo:rsid="0002a131" officeooo:paragraph-rsid="0023245d"/>
    </style:style>
    <style:style style:name="P10" style:family="paragraph" style:parent-style-name="Standard">
      <style:text-properties style:font-name="Trebuchet MS" fo:font-size="10.5pt" officeooo:rsid="0023245d" officeooo:paragraph-rsid="0023245d" style:font-size-asian="9.14999961853027pt" style:font-size-complex="10.5pt"/>
    </style:style>
    <style:style style:name="P11" style:family="paragraph" style:parent-style-name="Standard">
      <style:text-properties style:font-name="Trebuchet MS" fo:font-size="10.5pt" officeooo:rsid="0023245d" officeooo:paragraph-rsid="0028b30a" style:font-size-asian="9.14999961853027pt" style:font-size-complex="10.5pt"/>
    </style:style>
    <style:style style:name="P12" style:family="paragraph" style:parent-style-name="Standard" style:list-style-name="L2">
      <style:text-properties officeooo:paragraph-rsid="002988a1"/>
    </style:style>
    <style:style style:name="P13" style:family="paragraph" style:parent-style-name="Standard">
      <style:text-properties officeooo:paragraph-rsid="002988a1"/>
    </style:style>
    <style:style style:name="T1" style:family="text">
      <style:text-properties officeooo:rsid="00216c3e"/>
    </style:style>
    <style:style style:name="T2" style:family="text">
      <style:text-properties style:font-name="Trebuchet MS" fo:font-size="10.5pt" officeooo:rsid="0026c90d" style:font-size-asian="9.14999961853027pt" style:font-size-complex="10.5pt"/>
    </style:style>
    <style:style style:name="T3" style:family="text">
      <style:text-properties style:font-name="Trebuchet MS" fo:font-size="10.5pt" officeooo:rsid="0028b30a" style:font-size-asian="9.14999961853027pt" style:font-size-complex="10.5pt"/>
    </style:style>
    <style:style style:name="T4" style:family="text">
      <style:text-properties style:font-name="Trebuchet MS" fo:font-size="10.5pt" officeooo:rsid="002988a1" style:font-size-asian="9.14999961853027pt" style:font-size-complex="10.5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1">COSC 592</text:p>
      <text:p text:style-name="P1">Operating Systems</text:p>
      <text:p text:style-name="P2">Chapter <text:span text:style-name="T1">4</text:span> Reading Questions:</text:p>
      <text:p text:style-name="P2"/>
      <text:p text:style-name="P4">4.2 What are two differences between user-level threads and kernel-level threads? Under what circumstances is one type better than the other?</text:p>
      <text:p text:style-name="P3"/>
      <text:p text:style-name="P11">Response: </text:p>
      <text:list xml:id="list5856479634470139371" text:style-name="L2">
        <text:list-item>
          <text:p text:style-name="P12"><text:span text:style-name="T2">User-level threads are supported above the kernel and and are managed without kernel support, </text:span><text:span text:style-name="T3">whereas</text:span><text:span text:style-name="T2"> kernel </text:span><text:span text:style-name="T3">threads are supported and managed directly by the operating system</text:span><text:span text:style-name="T2">.</text:span></text:p>
        </text:list-item>
        <text:list-item>
          <text:p text:style-name="P12"><text:span text:style-name="T4">Regardless of the model (many-to-many, many-to-one, one-to-one), each user thread needs to belong to a kernel process, while kernel threads do not necessesarily need to belong to a process.</text:span></text:p>
        </text:list-item>
      </text:list>
      <text:p text:style-name="P13"><text:span text:style-name="T2"/></text:p>
      <text:p text:style-name="P13"><text:span text:style-name="T4">User </text:span><text:span text:style-name="T2">threads are generally </text:span><text:span text:style-name="T4">much easier</text:span><text:span text:style-name="T2"> to maintain than </text:span><text:span text:style-name="T4">kernel-level</text:span><text:span text:style-name="T2"> threads</text:span><text:span text:style-name="T4">; user threads are less expensive to create and use, in many-to-x models multiple user-level threads can be controlled by a fewer number of kernel-level threads, and</text:span><text:span text:style-name="T2"> </text:span><text:span text:style-name="T4">in a multiprocessor enviroment kernel threads</text:span><text:span text:style-name="T2"> </text:span><text:span text:style-name="T4">can schedule threads to run on different processors</text:span><text:span text:style-name="T2">.</text:span></text:p>
      <text:p text:style-name="P3"/>
      <text:p text:style-name="P5">4.8 Describe the actions taken by a thread library to context-switch between user-level threads.</text:p>
      <text:p text:style-name="P9"/>
      <text:p text:style-name="P10">Response: </text:p>
      <text:p text:style-name="P9"/>
      <text:p text:style-name="P4">4.10 Which of the following components of program state are shared across threads in a multithreaded process?</text:p>
      <text:p text:style-name="P3"/>
      <text:list xml:id="list4394699890802830229" text:style-name="L1">
        <text:list-item>
          <text:p text:style-name="P6">Register values</text:p>
        </text:list-item>
        <text:list-item>
          <text:p text:style-name="P6">Heap memory</text:p>
        </text:list-item>
        <text:list-item>
          <text:p text:style-name="P6">Global variables</text:p>
        </text:list-item>
        <text:list-item>
          <text:p text:style-name="P7">Stack memory</text:p>
        </text:list-item>
      </text:list>
      <text:p text:style-name="P9"/>
      <text:p text:style-name="P10">Response: </text:p>
      <text:p text:style-name="P9"/>
      <text:p text:style-name="P5">4.11 Can a multithreaded solution using multiple user-level threads achieve better performance on a multiprocessor system than on a single-processor system? Explain.</text:p>
      <text:p text:style-name="P9"/>
      <text:p text:style-name="P10">Response: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8:11:52.703577000</meta:creation-date>
    <dc:date>2015-05-20T17:19:50.493384000</dc:date>
    <meta:editing-duration>PT10H22M43S</meta:editing-duration>
    <meta:editing-cycles>32</meta:editing-cycles>
    <meta:generator>LibreOffice/4.3.7.2$MacOSX_X86_64 LibreOffice_project/8a35821d8636a03b8bf4e15b48f59794652c68ba</meta:generator>
    <meta:document-statistic meta:table-count="0" meta:image-count="0" meta:object-count="0" meta:page-count="1" meta:paragraph-count="19" meta:word-count="208" meta:character-count="1387" meta:non-whitespace-character-count="1200"/>
  </office:meta>
</office:document-meta>
</file>